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5168" calcext:value-type="float">
            <text:p>100.7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2192" calcext:value-type="float">
            <text:p>99.0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6624" calcext:value-type="float">
            <text:p>97.9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6128" calcext:value-type="float">
            <text:p>100.8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3016" calcext:value-type="float">
            <text:p>97.2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0536" calcext:value-type="float">
            <text:p>100.3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1016" calcext:value-type="float">
            <text:p>107.9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852" calcext:value-type="float">
            <text:p>98.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7512" calcext:value-type="float">
            <text:p>95.9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0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9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7808" calcext:value-type="float">
            <text:p>87.6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8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8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4616" calcext:value-type="float">
            <text:p>83.4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8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3496" calcext:value-type="float">
            <text:p>82.0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7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7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7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4</text:p>
          </table:table-cell>
          <table:table-cell office:value-type="string" calcext:value-type="string">
            <text:p>197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